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Standard">I will investigate the relationships between states (countries, political entities, etc.) to see if political alliances are discoverable from actual, in-practice situations, and whether political/military alliances demonstrate any larger community relationships.</text:p>
      <text:p text:style-name="Standard"/>
      <text:p text:style-name="P1">Data</text:p>
      <text:p text:style-name="Standard">I am using data from The Correlates of War Project (<text:a xlink:type="simple" xlink:href="http://www.correlatesofwar.org/" text:style-name="Internet_20_link" text:visited-style-name="Visited_20_Internet_20_Link">www.correlatesofwar.org</text:a>) which “records all instances of when one state threatened, displayed, or used force against another.” The data covers years 1816-2010. (Though after initial, cursory exploration, I may reduce the years I use...)</text:p>
      <text:p text:style-name="Standard">I will create a graph of alliances between states in each of the over 4000 militarized interstate disputes logged. Each dispute is numbered, and each involved state has a line in the data set. Each state is listed as on 'side A' or 'side B'. I will extract this information, and connect states which were on the same side of each dispute. There are over 200 states in the data (nodes), and there are over 4000 disputes (source of edges). This implies, to me, that a weighted graph will be useful – the more times two particular states have been on the same side of a dispute, the stronger their alliance.</text:p>
      <text:p text:style-name="Standard"/>
      <text:p text:style-name="P1">Questions</text:p>
      <text:p text:style-name="Standard">Easy: Which states, from the extracted data, demonstrate the largest egonets? These should be states which are recognized as world powers.</text:p>
      <text:p text:style-name="Standard">Hard: Which states, regardless of size of individual egonet, have the most highly connected egonet? That is, take the egonet of each state, remove the state itself from that graph, and 'rank' the connectedness of the remaining states. If a state's egonet is not particularly strongly connected, other than through itself, that might imply that a state is a bit of a bully, forcing alliances upon others for immediate, 'personal' reasons. A highly interconnected egonet minus the ego, implies a strong, deep relationship beyond that of immediate concerns.</text:p>
      <text:p text:style-name="Standard"/>
      <text:p text:style-name="P1">Algorithms and Data Structures</text:p>
      <text:p text:style-name="Standard">Main Data Structure: A classic graph using adjacency lists. Each state represents a vertex. Each interstate dispute will generate edges between each state on either side of said dispute.</text:p>
      <text:p text:style-name="Standard"/>
      <text:p text:style-name="Standard">Easy Question: The algorithm for this will be that as described in the lectures to generate the egonet for each state. A ranking of the size of each egonet should create a list of states ranked by highest world power.</text:p>
      <text:p text:style-name="Standard"/>
      <text:p text:style-name="Standard">Harder Question: This algorithm will expand on the results of the first question. It will take each state's egonet from the first question, remove the state itself, and from the remaining graph generate some measure of connectedness between the remaining states. Simplistically, this could be a count of connected components: fewer connected components equals a more connected graph. Edge weight should also be considered, somehow.</text:p>
      <text:p text:style-name="Standard"/>
      <text:p text:style-name="P1">Algorithm Analysis, Limitations and Risk</text:p>
      <text:p text:style-name="Standard">The algorithm for finding egonets is linear. Worst case, if a particular vertex is connected to ALL other vertices, the algorithm will run in O(n+m), where n is number of vertices, and m is number of edges.</text:p>
      <text:p text:style-name="Standard"/>
      <text:p text:style-name="Standard">Regarding my second question, structural cohesion is the first area I am exploring. Two papers are the beginnings of my research so far: Moody &amp; White, Stuctural Cohesion and Embeddedness: A Heirachical Concept of Social Groups (2003); and <text:s/>James Moody and Jonathan Coleman, Clustering and Cohesion in Networks: Concepts and Measures (2015). I do not know enough, yet, about my algorithm to determine a running time estimate, but I'm guessing it is polynomial. It may prove to be an <text:soft-page-break/>NP-hard problem, or at least any optimal solution may be NP-hard. However, I believe at the very least I will be able to come up with some sort of answer to my question, even if only through some naive, simplistic approach, like counting connected components, or strongly connected components, in a graph of an egonet, minus the ego.</text:p>
      <text:p text:style-name="Standard">Other possible areas I will look into, if my research into structural cohesion proves unhelpful, are graph strength and graph toughness. Both of these areas appear promising. Graph strength algorithms are, I find, polynomial, and graph toughness questions are NP-complete.</text:p>
      <text:p text:style-name="Standard"/>
      <text:p text:style-name="Standard">One concern which may prove to be a problem could be 'warmongers'. A state which is involved in many disputes may appear to have 'stronger' alliances with other states, simply because the have put themselves in so many disputes. Removing edge weight may eliminate this problem, but what else would that potentially eliminate?</text:p>
      <text:p text:style-name="Standard">What does Switzerland's graph look like? Does a 'take no sides' state appear to be a 'weak' member of an alliance, according to my algorithms, because it chooses not to fight?</text:p>
      <text:p text:style-name="Standard"/>
      <text:p text:style-name="Standard">Biggest risk right now: What if I can't figure out a reasonable way to measure egonet connectivity after removing the ego? That would be a problem necessitating the development of an entirely different hard question.</text:p>
      <text:p text:style-name="Standard"/>
      <text:p text:style-name="Standard">Most difficult immediate task in front of me: getting the data into the computer in a way that I will be able to work with it. Right now, I think the creation of the data structure itself seems fairly straight forward. However, in all of the previous projects in this series of courses, the data has been provided ALONG WITH a routine for parsing that data. Writing the data-parser feels rather daunting right n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Overman</meta:initial-creator>
    <meta:creation-date>2016-09-16T13:24:10.11</meta:creation-date>
    <dc:date>2016-09-19T12:42:46.53</dc:date>
    <dc:creator>Michael Overman</dc:creator>
    <meta:editing-duration>P2DT2H10M13S</meta:editing-duration>
    <meta:editing-cycles>2</meta:editing-cycles>
    <meta:generator>OpenOffice/4.1.2$Win32 OpenOffice.org_project/412m3$Build-9782</meta:generator>
    <meta:document-statistic meta:table-count="0" meta:image-count="0" meta:object-count="0" meta:page-count="2" meta:paragraph-count="20" meta:word-count="847" meta:character-count="5195"/>
  </office:meta>
</office:document-meta>
</file>